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officeooo:paragraph-rsid="001d2114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8pt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paragraph-rsid="001ec74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7" style:family="paragraph" style:parent-style-name="Heading_20_1" style:list-style-name="" style:master-page-name="Standard">
      <style:paragraph-properties fo:margin-left="0in" fo:margin-right="0in" fo:margin-top="0.1665in" fo:margin-bottom="0.1665in" loext:contextual-spacing="false" fo:line-height="100%" fo:text-align="center" style:justify-single-word="false" fo:text-indent="0in" style:auto-text-indent="false" style:page-number="auto" fo:padding="0in" fo:border="none" style:writing-mode="lr-tb"/>
      <style:text-properties fo:color="#000000" style:text-line-through-style="none" style:text-line-through-type="none" style:font-name="Verdana" fo:font-size="18pt" fo:font-style="normal" style:text-underline-style="none" fo:font-weight="bold" officeooo:rsid="001d2114" officeooo:paragraph-rsid="001d2114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d2114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" style:family="text">
      <style:text-properties officeooo:rsid="001d2114"/>
    </style:style>
    <style:style style:name="T4" style:family="text">
      <style:text-properties style:text-position="super 58%"/>
    </style:style>
    <style:style style:name="T5" style:family="text">
      <style:text-properties officeooo:rsid="001f1b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nergy Saver<text:span text:style-name="T4">TM</text:span></text:h>
      <text:p text:style-name="P2"><text:span text:style-name="T5">Meeting 00 </text:span>Minutes</text:p>
      <text:p text:style-name="P3"/>
      <text:p text:style-name="P4">Meeting date: <text:span text:style-name="T3">04</text:span>/0<text:span text:style-name="T3">5</text:span>/20<text:span text:style-name="T3">17</text:span>, <text:span text:style-name="T3">5</text:span>:<text:span text:style-name="T3">2</text:span>0 PM to <text:span text:style-name="T3">7</text:span>:<text:span text:style-name="T3">25</text:span> PM</text:p>
      <text:p text:style-name="P4">Location: <text:span text:style-name="T3">CP 325</text:span></text:p>
      <text:p text:style-name="P4">Attending: <text:span text:style-name="T3">Alex Smith, Darren Carpenter, Keegan Kell, Nikolai Carlson</text:span></text:p>
      <text:p text:style-name="P5">Absent: <text:span text:style-name="T3">Lola Howell (telecommuted)</text:span></text:p>
      <text:p text:style-name="P4">Facilitator: <text:span text:style-name="T3">Undecided</text:span></text:p>
      <text:p text:style-name="P4">Minutes Taker: <text:span text:style-name="T3">Undecided</text:span></text:p>
      <text:p text:style-name="P4"/>
      <text:p text:style-name="P1"><text:span text:style-name="T2">Discussion summary: </text:span><text:span text:style-name="T1">Introductions, exchanged contact info. <text:s/>Lola set up our google docs collaboration area. <text:s/>Bounced some ideas for website hosting.</text:span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dc:date>2017-04-05T11:14:46.908338221</dc:date>
    <meta:editing-duration>PT9M37S</meta:editing-duration>
    <meta:generator>LibreOffice/5.3.1.2$Linux_X86_64 LibreOffice_project/30m0$Build-2</meta:generator>
    <meta:document-statistic meta:table-count="0" meta:image-count="0" meta:object-count="0" meta:page-count="1" meta:paragraph-count="9" meta:word-count="54" meta:character-count="389" meta:non-whitespace-character-count="342"/>
  </office:meta>
</office:document-meta>
</file>